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0c04" officeooo:paragraph-rsid="00030c04"/>
    </style:style>
    <style:style style:name="P2" style:family="paragraph" style:parent-style-name="Standard">
      <style:text-properties officeooo:rsid="00030c04" officeooo:paragraph-rsid="000cf607"/>
    </style:style>
    <style:style style:name="P3" style:family="paragraph" style:parent-style-name="Standard">
      <style:text-properties officeooo:rsid="00047de2" officeooo:paragraph-rsid="00047de2"/>
    </style:style>
    <style:style style:name="P4" style:family="paragraph" style:parent-style-name="Standard">
      <style:text-properties officeooo:rsid="000598b1" officeooo:paragraph-rsid="000598b1"/>
    </style:style>
    <style:style style:name="P5" style:family="paragraph" style:parent-style-name="Standard">
      <style:text-properties officeooo:rsid="000598b1" officeooo:paragraph-rsid="002a1135"/>
    </style:style>
    <style:style style:name="P6" style:family="paragraph" style:parent-style-name="Standard">
      <style:text-properties officeooo:rsid="000a5820" officeooo:paragraph-rsid="000a5820"/>
    </style:style>
    <style:style style:name="P7" style:family="paragraph" style:parent-style-name="Standard">
      <style:text-properties officeooo:rsid="000b3572" officeooo:paragraph-rsid="000b3572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30c04" officeooo:paragraph-rsid="00030c0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fo:font-size="14pt" fo:font-weight="bold" officeooo:rsid="00270494" officeooo:paragraph-rsid="00270494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rsid="00137152" officeooo:paragraph-rsid="00137152"/>
    </style:style>
    <style:style style:name="P11" style:family="paragraph" style:parent-style-name="Standard">
      <style:text-properties officeooo:rsid="00154af9" officeooo:paragraph-rsid="00154af9"/>
    </style:style>
    <style:style style:name="P12" style:family="paragraph" style:parent-style-name="Standard">
      <style:text-properties officeooo:rsid="00158043" officeooo:paragraph-rsid="00158043"/>
    </style:style>
    <style:style style:name="P13" style:family="paragraph" style:parent-style-name="Standard">
      <style:text-properties officeooo:rsid="00164f25" officeooo:paragraph-rsid="00164f25"/>
    </style:style>
    <style:style style:name="P14" style:family="paragraph" style:parent-style-name="Standard">
      <style:text-properties officeooo:rsid="001ad476" officeooo:paragraph-rsid="001cacc4"/>
    </style:style>
    <style:style style:name="P15" style:family="paragraph" style:parent-style-name="Standard">
      <style:text-properties officeooo:rsid="001cacc4" officeooo:paragraph-rsid="001cacc4"/>
    </style:style>
    <style:style style:name="P16" style:family="paragraph" style:parent-style-name="Standard">
      <style:text-properties officeooo:rsid="001f0f39" officeooo:paragraph-rsid="001f0f39"/>
    </style:style>
    <style:style style:name="P17" style:family="paragraph" style:parent-style-name="Standard">
      <style:text-properties officeooo:rsid="001d78d6" officeooo:paragraph-rsid="001d78d6"/>
    </style:style>
    <style:style style:name="P18" style:family="paragraph" style:parent-style-name="Standard">
      <style:text-properties officeooo:rsid="012b6360" officeooo:paragraph-rsid="0025e6a5"/>
    </style:style>
    <style:style style:name="P19" style:family="paragraph" style:parent-style-name="Standard">
      <style:text-properties officeooo:rsid="0122aa99" officeooo:paragraph-rsid="0025e6a5"/>
    </style:style>
    <style:style style:name="P20" style:family="paragraph" style:parent-style-name="Standard">
      <style:text-properties officeooo:rsid="002398ce" officeooo:paragraph-rsid="0025e6a5"/>
    </style:style>
    <style:style style:name="P21" style:family="paragraph" style:parent-style-name="Standard">
      <style:text-properties officeooo:rsid="0131a076" officeooo:paragraph-rsid="002446e7"/>
    </style:style>
    <style:style style:name="P22" style:family="paragraph" style:parent-style-name="Standard">
      <style:text-properties officeooo:rsid="01252d23" officeooo:paragraph-rsid="002446e7"/>
    </style:style>
    <style:style style:name="P23" style:family="paragraph" style:parent-style-name="Standard">
      <style:text-properties officeooo:rsid="002446e7" officeooo:paragraph-rsid="002446e7"/>
    </style:style>
    <style:style style:name="P24" style:family="paragraph" style:parent-style-name="Standard">
      <style:text-properties officeooo:rsid="0025e6a5" officeooo:paragraph-rsid="0025e6a5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b1ed9" officeooo:paragraph-rsid="0028d97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b1ed9" officeooo:paragraph-rsid="002f23a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Liberation Serif" fo:font-size="12pt" fo:font-weight="normal" officeooo:rsid="00ab1ed9" officeooo:paragraph-rsid="0028d977" style:font-size-asian="10.5pt" style:font-weight-asian="normal" style:font-size-complex="12pt" style:font-weight-complex="normal"/>
    </style:style>
    <style:style style:name="P28" style:family="paragraph" style:parent-style-name="Standard">
      <style:text-properties officeooo:rsid="00270494" officeooo:paragraph-rsid="00270494"/>
    </style:style>
    <style:style style:name="P29" style:family="paragraph" style:parent-style-name="Standard">
      <style:text-properties officeooo:rsid="002a1135" officeooo:paragraph-rsid="002a1135"/>
    </style:style>
    <style:style style:name="P30" style:family="paragraph" style:parent-style-name="Standard">
      <style:text-properties fo:font-weight="bold" officeooo:rsid="002a1135" officeooo:paragraph-rsid="002a1135" style:font-weight-asian="bold" style:font-weight-complex="bold"/>
    </style:style>
    <style:style style:name="P31" style:family="paragraph" style:parent-style-name="Standard">
      <style:text-properties fo:font-weight="bold" officeooo:rsid="0025e6a5" officeooo:paragraph-rsid="0025e6a5" style:font-weight-asian="bold" style:font-weight-complex="bold"/>
    </style:style>
    <style:style style:name="P32" style:family="paragraph" style:parent-style-name="Standard">
      <style:text-properties fo:font-weight="bold" officeooo:rsid="002eb11b" officeooo:paragraph-rsid="002eb11b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officeooo:rsid="00ab1ed9" officeooo:paragraph-rsid="0028d977"/>
    </style:style>
    <style:style style:name="P34" style:family="paragraph" style:parent-style-name="Standard">
      <style:text-properties officeooo:rsid="002cf005" officeooo:paragraph-rsid="002cf005"/>
    </style:style>
    <style:style style:name="P35" style:family="paragraph" style:parent-style-name="Standard" style:list-style-name="L1">
      <style:text-properties fo:font-weight="normal" officeooo:paragraph-rsid="000cf607" style:font-weight-asian="normal" style:font-weight-complex="normal"/>
    </style:style>
    <style:style style:name="P36" style:family="paragraph" style:parent-style-name="Standard" style:list-style-name="L2">
      <style:text-properties officeooo:paragraph-rsid="00030c04"/>
    </style:style>
    <style:style style:name="P37" style:family="paragraph" style:parent-style-name="Standard" style:list-style-name="L2">
      <style:text-properties officeooo:paragraph-rsid="000ea45e"/>
    </style:style>
    <style:style style:name="P38" style:family="paragraph" style:parent-style-name="Standard" style:list-style-name="L2">
      <style:text-properties style:font-name="Noto Mono" fo:font-size="10pt" officeooo:rsid="00030c04" officeooo:paragraph-rsid="000f8717" style:font-size-asian="10pt" style:font-size-complex="10pt"/>
    </style:style>
    <style:style style:name="P39" style:family="paragraph" style:parent-style-name="Standard" style:list-style-name="L4">
      <style:text-properties style:font-name="Noto Mono" fo:font-size="10pt" officeooo:rsid="0114b4e7" officeooo:paragraph-rsid="0025e6a5" style:font-size-asian="10pt" style:font-size-complex="10pt"/>
    </style:style>
    <style:style style:name="P40" style:family="paragraph" style:parent-style-name="Standard" style:list-style-name="L2">
      <style:text-properties officeooo:rsid="00030c04" officeooo:paragraph-rsid="00030c04"/>
    </style:style>
    <style:style style:name="P41" style:family="paragraph" style:parent-style-name="Standard" style:list-style-name="L2">
      <style:text-properties officeooo:rsid="00030c04" officeooo:paragraph-rsid="000ea45e"/>
    </style:style>
    <style:style style:name="P42" style:family="paragraph" style:parent-style-name="Standard" style:list-style-name="L2">
      <style:text-properties officeooo:rsid="00047de2" officeooo:paragraph-rsid="00047de2"/>
    </style:style>
    <style:style style:name="P43" style:family="paragraph" style:parent-style-name="Standard" style:list-style-name="L3">
      <style:text-properties officeooo:rsid="000598b1" officeooo:paragraph-rsid="000598b1"/>
    </style:style>
    <style:style style:name="P44" style:family="paragraph" style:parent-style-name="Standard" style:list-style-name="L3">
      <style:text-properties officeooo:rsid="00158043" officeooo:paragraph-rsid="00158043"/>
    </style:style>
    <style:style style:name="P45" style:family="paragraph" style:parent-style-name="Standard" style:list-style-name="L4">
      <style:text-properties officeooo:rsid="0114b4e7" officeooo:paragraph-rsid="0025e6a5"/>
    </style:style>
    <style:style style:name="P46" style:family="paragraph" style:parent-style-name="Standard" style:list-style-name="L4">
      <style:text-properties officeooo:rsid="012b6360" officeooo:paragraph-rsid="0025e6a5"/>
    </style:style>
    <style:style style:name="P47" style:family="paragraph" style:parent-style-name="Standard" style:list-style-name="L4">
      <style:text-properties officeooo:rsid="0122aa99" officeooo:paragraph-rsid="0025e6a5"/>
    </style:style>
    <style:style style:name="P48" style:family="paragraph" style:parent-style-name="Standard" style:list-style-name="L5">
      <style:text-properties officeooo:rsid="0131a076" officeooo:paragraph-rsid="002446e7"/>
    </style:style>
    <style:style style:name="P49" style:family="paragraph" style:parent-style-name="Standard" style:list-style-name="L5">
      <style:text-properties officeooo:rsid="0131ad75" officeooo:paragraph-rsid="002446e7"/>
    </style:style>
    <style:style style:name="P50" style:family="paragraph" style:parent-style-name="Standard" style:list-style-name="L6">
      <style:text-properties officeooo:rsid="013397b1" officeooo:paragraph-rsid="002446e7"/>
    </style:style>
    <style:style style:name="P51" style:family="paragraph" style:parent-style-name="Standard" style:list-style-name="L6">
      <style:text-properties officeooo:rsid="0126433b" officeooo:paragraph-rsid="002446e7"/>
    </style:style>
    <style:style style:name="P52" style:family="paragraph" style:parent-style-name="Standard" style:list-style-name="L6">
      <style:text-properties officeooo:rsid="01252d23" officeooo:paragraph-rsid="002446e7"/>
    </style:style>
    <style:style style:name="P53" style:family="paragraph" style:parent-style-name="Standard" style:list-style-name="L6">
      <style:text-properties officeooo:rsid="01279a37" officeooo:paragraph-rsid="002446e7"/>
    </style:style>
    <style:style style:name="P54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ab1ed9" officeooo:paragraph-rsid="0028d977" style:font-size-asian="10.5pt" style:font-weight-asian="normal" style:font-size-complex="12pt" style:font-weight-complex="normal"/>
    </style:style>
    <style:style style:name="T1" style:family="text">
      <style:text-properties style:font-name="Noto Mono" fo:font-size="10pt" style:font-size-asian="10pt" style:font-size-complex="10pt"/>
    </style:style>
    <style:style style:name="T2" style:family="text">
      <style:text-properties style:font-name="Noto Mono" fo:font-size="10pt" officeooo:rsid="000ba572" style:font-size-asian="10pt" style:font-size-complex="10pt"/>
    </style:style>
    <style:style style:name="T3" style:family="text">
      <style:text-properties style:font-name="Noto Mono" fo:font-size="10pt" officeooo:rsid="001fd342" style:font-size-asian="10pt" style:font-size-complex="10pt"/>
    </style:style>
    <style:style style:name="T4" style:family="text">
      <style:text-properties style:font-name="Noto Mono" fo:font-size="10pt" officeooo:rsid="01051e21" style:font-size-asian="10pt" style:font-size-complex="10pt"/>
    </style:style>
    <style:style style:name="T5" style:family="text">
      <style:text-properties officeooo:rsid="0005eade"/>
    </style:style>
    <style:style style:name="T6" style:family="text">
      <style:text-properties officeooo:rsid="00072ad9"/>
    </style:style>
    <style:style style:name="T7" style:family="text">
      <style:text-properties officeooo:rsid="0008062c"/>
    </style:style>
    <style:style style:name="T8" style:family="text">
      <style:text-properties officeooo:rsid="000bf3d9"/>
    </style:style>
    <style:style style:name="T9" style:family="text">
      <style:text-properties officeooo:rsid="00030c04"/>
    </style:style>
    <style:style style:name="T10" style:family="text">
      <style:text-properties officeooo:rsid="000cf607"/>
    </style:style>
    <style:style style:name="T11" style:family="text">
      <style:text-properties officeooo:rsid="000ea45e"/>
    </style:style>
    <style:style style:name="T12" style:family="text">
      <style:text-properties officeooo:rsid="000f8717"/>
    </style:style>
    <style:style style:name="T13" style:family="text">
      <style:text-properties officeooo:rsid="00110202"/>
    </style:style>
    <style:style style:name="T14" style:family="text">
      <style:text-properties officeooo:rsid="00122d29"/>
    </style:style>
    <style:style style:name="T15" style:family="text">
      <style:text-properties officeooo:rsid="00158043"/>
    </style:style>
    <style:style style:name="T16" style:family="text">
      <style:text-properties officeooo:rsid="00164f25"/>
    </style:style>
    <style:style style:name="T17" style:family="text">
      <style:text-properties officeooo:rsid="00181f31"/>
    </style:style>
    <style:style style:name="T18" style:family="text">
      <style:text-properties officeooo:rsid="00190bc8"/>
    </style:style>
    <style:style style:name="T19" style:family="text">
      <style:text-properties officeooo:rsid="001cacc4"/>
    </style:style>
    <style:style style:name="T20" style:family="text">
      <style:text-properties officeooo:rsid="001f0f39"/>
    </style:style>
    <style:style style:name="T21" style:family="text">
      <style:text-properties officeooo:rsid="0020239c"/>
    </style:style>
    <style:style style:name="T22" style:family="text">
      <style:text-properties officeooo:rsid="00203551"/>
    </style:style>
    <style:style style:name="T23" style:family="text">
      <style:text-properties style:font-name="Liberation Serif" fo:font-size="12pt" officeooo:rsid="012bbfef" style:font-size-asian="12pt" style:font-size-complex="12pt"/>
    </style:style>
    <style:style style:name="T24" style:family="text">
      <style:text-properties style:font-name="Liberation Serif" fo:font-size="12pt" officeooo:rsid="01051e21" style:font-size-asian="12pt" style:font-size-complex="12pt"/>
    </style:style>
    <style:style style:name="T25" style:family="text">
      <style:text-properties style:font-name="Liberation Serif" fo:font-size="12pt" fo:font-weight="normal" officeooo:rsid="00ae0524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b1d288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acbcd1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b0aabf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28d977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b32df6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9d489c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fo:font-weight="normal" officeooo:rsid="00a6f9e7" style:font-size-asian="12pt" style:font-weight-asian="normal" style:font-size-complex="12pt" style:font-weight-complex="normal"/>
    </style:style>
    <style:style style:name="T33" style:family="text">
      <style:text-properties style:font-name="Liberation Serif" officeooo:rsid="00ab6e02" style:font-size-asian="12pt"/>
    </style:style>
    <style:style style:name="T34" style:family="text">
      <style:text-properties style:font-name="Liberation Serif" officeooo:rsid="00acbcd1" style:font-size-asian="12pt"/>
    </style:style>
    <style:style style:name="T35" style:family="text">
      <style:text-properties style:font-name="Liberation Serif" officeooo:rsid="00ae0524" style:font-size-asian="12pt"/>
    </style:style>
    <style:style style:name="T36" style:family="text">
      <style:text-properties style:font-name="Liberation Serif" officeooo:rsid="00bdceb9" style:font-size-asian="12pt"/>
    </style:style>
    <style:style style:name="T37" style:family="text">
      <style:text-properties style:font-name="Liberation Serif" officeooo:rsid="002c61c1" style:font-size-asian="12pt"/>
    </style:style>
    <style:style style:name="T38" style:family="text">
      <style:text-properties style:font-name="Liberation Serif" officeooo:rsid="002f23aa" style:font-size-asian="12pt"/>
    </style:style>
    <style:style style:name="T39" style:family="text">
      <style:text-properties style:font-name="Liberation Serif" officeooo:rsid="0030c851" style:font-size-asian="12pt"/>
    </style:style>
    <style:style style:name="T40" style:family="text">
      <style:text-properties style:font-name="Liberation Serif" style:text-underline-style="solid" style:text-underline-width="auto" style:text-underline-color="font-color" officeooo:rsid="00be17c9" style:font-size-asian="12pt"/>
    </style:style>
    <style:style style:name="T41" style:family="text">
      <style:text-properties style:font-name="Liberation Serif" style:text-underline-style="solid" style:text-underline-width="auto" style:text-underline-color="font-color" officeooo:rsid="00bdceb9" style:font-size-asian="12pt"/>
    </style:style>
    <style:style style:name="T42" style:family="text">
      <style:text-properties style:font-name="Liberation Serif" fo:font-size="14pt" fo:font-weight="bold" officeooo:rsid="0028d977" style:font-size-asian="14pt" style:font-weight-asian="bold" style:font-size-complex="14pt" style:font-weight-complex="bold"/>
    </style:style>
    <style:style style:name="T43" style:family="text">
      <style:text-properties officeooo:rsid="0122aa99"/>
    </style:style>
    <style:style style:name="T44" style:family="text">
      <style:text-properties officeooo:rsid="012b6360"/>
    </style:style>
    <style:style style:name="T45" style:family="text">
      <style:text-properties officeooo:rsid="01032a03"/>
    </style:style>
    <style:style style:name="T46" style:family="text">
      <style:text-properties officeooo:rsid="01252d23"/>
    </style:style>
    <style:style style:name="T47" style:family="text">
      <style:text-properties officeooo:rsid="0131ad75"/>
    </style:style>
    <style:style style:name="T48" style:family="text">
      <style:text-properties officeooo:rsid="01271433"/>
    </style:style>
    <style:style style:name="T49" style:family="text">
      <style:text-properties officeooo:rsid="0126433b"/>
    </style:style>
    <style:style style:name="T50" style:family="text">
      <style:text-properties officeooo:rsid="01279a37"/>
    </style:style>
    <style:style style:name="T51" style:family="text">
      <style:text-properties officeooo:rsid="013397b1"/>
    </style:style>
    <style:style style:name="T52" style:family="text">
      <style:text-properties officeooo:rsid="0129327d"/>
    </style:style>
    <style:style style:name="T53" style:family="text">
      <style:text-properties officeooo:rsid="002446e7"/>
    </style:style>
    <style:style style:name="T54" style:family="text">
      <style:text-properties officeooo:rsid="0025e6a5"/>
    </style:style>
    <style:style style:name="T55" style:family="text">
      <style:text-properties officeooo:rsid="002a1135"/>
    </style:style>
    <style:style style:name="T56" style:family="text">
      <style:text-properties officeooo:rsid="000598b1"/>
    </style:style>
    <style:style style:name="T57" style:family="text">
      <style:text-properties officeooo:rsid="002b0146"/>
    </style:style>
    <style:style style:name="T58" style:family="text">
      <style:text-properties officeooo:rsid="000a5820"/>
    </style:style>
    <style:style style:name="T59" style:family="text">
      <style:text-properties officeooo:rsid="008c121c"/>
    </style:style>
    <style:style style:name="T60" style:family="text">
      <style:text-properties officeooo:rsid="001da5b5"/>
    </style:style>
    <style:style style:name="T61" style:family="text">
      <style:text-properties officeooo:rsid="005608c8"/>
    </style:style>
    <style:style style:name="T62" style:family="text">
      <style:text-properties officeooo:rsid="002ff41b"/>
    </style:style>
    <style:style style:name="T63" style:family="text">
      <style:text-properties officeooo:rsid="0030c85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all Guide March 2025</text:p>
      <text:p text:style-name="P25"><text:span text:style-name="Source_20_Text"><text:span text:style-name="T33">Some notes:</text:span></text:span></text:p>
      <text:p text:style-name="P25"><text:span text:style-name="Source_20_Text"><text:span text:style-name="T33"><text:s text:c="4"/>The </text:span></text:span><text:span text:style-name="Source_20_Text"><text:span text:style-name="T34">Project </text:span></text:span><text:span text:style-name="Source_20_Text"><text:span text:style-name="T33">‘software stack’ is large, complex and invasive. <text:s/>The expectation for this installation guide is that </text:span></text:span><text:span text:style-name="Source_20_Text"><text:span text:style-name="T34">the software</text:span></text:span><text:span text:style-name="Source_20_Text"><text:span text:style-name="T33"> will be installed on a purpose built machine or a single purpose partition on a dual boot machine. <text:s/></text:span></text:span><text:span text:style-name="Source_20_Text"><text:span text:style-name="T34">In </text:span></text:span><text:span text:style-name="Source_20_Text"><text:span text:style-name="T37">my</text:span></text:span><text:span text:style-name="Source_20_Text"><text:span text:style-name="T34"> experience </text:span></text:span><text:span text:style-name="Source_20_Text"><text:span text:style-name="T35">a Virtual Machine does not work, the Windows Subsystem for Linux (WSL) does not work, a Conda environment does not work, </text:span></text:span><text:span text:style-name="Source_20_Text"><text:span text:style-name="T37">but I am not particularly skilled </text:span></text:span><text:span text:style-name="Source_20_Text"><text:span text:style-name="T39">at using any of those options.</text:span></text:span><text:span text:style-name="Source_20_Text"><text:span text:style-name="T37"> </text:span></text:span></text:p>
      <text:p text:style-name="P33"><text:span text:style-name="Source_20_Text"><text:span text:style-name="T25"><text:s text:c="2"/></text:span></text:span><text:span text:style-name="Source_20_Text"><text:span text:style-name="T26"><text:s text:c="2"/>Information</text:span></text:span><text:span text:style-name="Source_20_Text"><text:span text:style-name="T27"> abo</text:span></text:span><text:span text:style-name="Source_20_Text"><text:span text:style-name="T26">ut hardware and software used during development is included here to provide useful example. <text:s/>Other hardware and software may certainly work. <text:s/>See applicable reference documentation and other resources as needed. <text:s text:c="2"/></text:span></text:span><text:span text:style-name="Source_20_Text"><text:span text:style-name="T28">Current lab installation includes </text:span></text:span><text:span text:style-name="Source_20_Text"><text:span text:style-name="T26">Linux Mint 2</text:span></text:span><text:span text:style-name="Source_20_Text"><text:span text:style-name="T29">1</text:span></text:span><text:span text:style-name="Source_20_Text"><text:span text:style-name="T26">.</text:span></text:span><text:span text:style-name="Source_20_Text"><text:span text:style-name="T29">1 or 21.</text:span></text:span><text:span text:style-name="Source_20_Text"><text:span text:style-name="T26">2 operating system, </text:span></text:span><text:span text:style-name="Source_20_Text"><text:span text:style-name="T28"><text:s/>RTX 3060 and RTX 4090 </text:span></text:span><text:span text:style-name="Source_20_Text"><text:span text:style-name="T30">GPUs, </text:span></text:span><text:span text:style-name="Source_20_Text"><text:span text:style-name="T31">Nvidia-Driver-5</text:span></text:span><text:span text:style-name="Source_20_Text"><text:span text:style-name="T32">5</text:span></text:span><text:span text:style-name="Source_20_Text"><text:span text:style-name="T31">0, </text:span></text:span><text:span text:style-name="Source_20_Text"><text:span text:style-name="T30">CUDA Toolkit 12.1</text:span></text:span><text:span text:style-name="Source_20_Text"><text:span text:style-name="T31">.</text:span></text:span></text:p>
      <text:p text:style-name="P1"/>
      <text:p text:style-name="P32">Install system software</text:p>
      <text:p text:style-name="P1"/>
      <text:p text:style-name="P2">Install Linux Mint <text:span text:style-name="T8">(21.1 or 21.2)</text:span>, then:</text:p>
      <text:list xml:id="list1321445068" text:style-name="L1">
        <text:list-item>
          <text:p text:style-name="P35"><text:span text:style-name="T10">S</text:span><text:span text:style-name="T9">et up network access</text:span></text:p>
        </text:list-item>
        <text:list-item>
          <text:p text:style-name="P35"><text:span text:style-name="T10">P</text:span><text:span text:style-name="T9">erform updates</text:span></text:p>
        </text:list-item>
        <text:list-item>
          <text:p text:style-name="P35"><text:span text:style-name="T10">I</text:span><text:span text:style-name="T9">nstall a video driver using the Linux Mint Driver Manager </text:span><text:span text:style-name="T10">(I usually install the driver that is recommended in the Driver Manager) </text:span></text:p>
        </text:list-item>
      </text:list>
      <text:p text:style-name="P1"/>
      <text:p text:style-name="P10"><text:s text:c="4"/>When you have <text:span text:style-name="T16">the </text:span>operating system set up and are ready to install the project software, I recommend taking a Timeshift restore point, then proceed. <text:s/><text:span text:style-name="T58">Download Project installation files and directories from github:</text:span></text:p>
      <text:p text:style-name="P10"/>
      <text:p text:style-name="P6"><text:tab/><text:span text:style-name="T3">sudo apt install -y git</text:span></text:p>
      <text:p text:style-name="P7"><text:tab/><text:span text:style-name="T2">git clone https://github.com/kimjohn1/Archive.git</text:span></text:p>
      <text:p text:style-name="P7"/>
      <text:p text:style-name="P34">Downloading the kimjohn1/Archive adds an Archive folder to the home directory. <text:s/><text:span text:style-name="T59">C</text:span><text:span text:style-name="T60">op</text:span><text:span text:style-name="T61">y</text:span><text:span text:style-name="T60"> </text:span><text:span text:style-name="T61">the contents of the </text:span>Archive/Home <text:span text:style-name="T61">folder and paste them to the home directory.</text:span></text:p>
      <text:p text:style-name="P1"/>
      <text:p text:style-name="P1">Run the 1_prep.sh script</text:p>
      <text:p text:style-name="P1"><text:tab/><text:span text:style-name="T1">source 1_prep.sh</text:span></text:p>
      <text:p text:style-name="P1"/>
      <text:p text:style-name="P1"><text:span text:style-name="T13">When the script is done, f</text:span>ollow the instructions provided in the terminal, <text:span text:style-name="T11">and described </text:span>h<text:span text:style-name="T13">ere.</text:span></text:p>
      <text:list xml:id="list2098204222" text:style-name="L2">
        <text:list-item>
          <text:list>
            <text:list-item>
              <text:p text:style-name="P36"><text:span text:style-name="T13">E</text:span><text:span text:style-name="T9">nter </text:span><text:span text:style-name="T13">the</text:span><text:span text:style-name="T9"> command:</text:span></text:p>
              <text:list>
                <text:list-header>
                  <text:p text:style-name="P38">sudo sh cuda_12.1.0_530.30.02_linux.run</text:p>
                </text:list-header>
              </text:list>
            </text:list-item>
            <text:list-item>
              <text:p text:style-name="P40"><text:span text:style-name="T13">T</text:span><text:span text:style-name="T12">hen w</text:span>ait for a small text based User Interface to appear. <text:s/><text:span text:style-name="T14">W</text:span><text:span text:style-name="T12">hen the User Interface appears:</text:span></text:p>
              <text:list>
                <text:list-item>
                  <text:p text:style-name="P37"><text:span text:style-name="T9">Select Continue </text:span><text:span text:style-name="T13">and </text:span><text:span text:style-name="T12">wait for the EULA to be shown, then a</text:span><text:span text:style-name="T9">ccept the EULA </text:span><text:span text:style-name="T12">by typing ‘accept’ then enter. <text:s/>If a text entry is not provided, just type accept </text:span><text:span text:style-name="T13">even if the letters do not appear,</text:span><text:span text:style-name="T12"> then press ‘enter’ </text:span><text:span text:style-name="T13">and wait for the install menu to appear. <text:s/>When the install menu appears:</text:span></text:p>
                  <text:list>
                    <text:list-item>
                      <text:p text:style-name="P41">De-select the driver, demo and documentation <text:span text:style-name="T13">options by hitting the space bar</text:span>, then proceed with the instal<text:span text:style-name="T12">l</text:span></text:p>
                    </text:list-item>
                  </text:list>
                </text:list-item>
              </text:list>
            </text:list-item>
          </text:list>
          <text:p text:style-name="P42"/>
          <text:list text:continue-numbering="true">
            <text:list-item>
              <text:p text:style-name="P42">Re-boot the system</text:p>
            </text:list-item>
          </text:list>
        </text:list-item>
      </text:list>
      <text:p text:style-name="P3"/>
      <text:p text:style-name="P3">Run the 2_Visus.sh script</text:p>
      <text:p text:style-name="P3"><text:tab/><text:span text:style-name="T1">source 2_Visus.sh</text:span></text:p>
      <text:p text:style-name="P11"/>
      <text:p text:style-name="P11"><text:soft-page-break/>Don’t try the SCIRun-PT desktop launcher yet. <text:s/>The OpenVisus and Nvidia settings launchers should work.</text:p>
      <text:p text:style-name="P11"/>
      <text:p text:style-name="P3">Run the 3_install.sh script</text:p>
      <text:p text:style-name="P3"><text:tab/><text:span text:style-name="T1">source 3_install.sh</text:span></text:p>
      <text:p text:style-name="P3"/>
      <text:p text:style-name="P11">The SCIRun-PT launcher should work now. <text:s/><text:span text:style-name="T21">Open SCIRun-PT</text:span> and set up <text:span text:style-name="T21">the application as </text:span><text:span text:style-name="T22">described</text:span> below.</text:p>
      <text:p text:style-name="P3"/>
      <text:p text:style-name="P4">Set up the SCIRun:</text:p>
      <text:list xml:id="list3924168153" text:style-name="L3">
        <text:list-item>
          <text:p text:style-name="P43">Close all the application window sub-panels</text:p>
        </text:list-item>
        <text:list-item>
          <text:p text:style-name="P43">Click on the Window option in the application toolbar, then <text:span text:style-name="T5">Preferences, </text:span><text:span text:style-name="T6">Network </text:span><text:span text:style-name="T5">Editor </text:span><text:span text:style-name="T6">and </text:span><text:span text:style-name="T7">then</text:span><text:span text:style-name="T6"> click on Manhattan, </text:span><text:span text:style-name="T15">and close the Preferences dialog</text:span></text:p>
        </text:list-item>
        <text:list-item>
          <text:p text:style-name="P44">Click on File in the top toolbar, then Load, and navigate to Documents/networks/scalar_field</text:p>
        </text:list-item>
        <text:list-item>
          <text:p text:style-name="P44">Click on scalarField_cd_2_LTD-1.srn5, then open, and note that a network appears in the application main field.</text:p>
        </text:list-item>
      </text:list>
      <text:p text:style-name="P12"/>
      <text:p text:style-name="P12">Don’t run the SCIRun network yet. <text:s/>We will do that in a bit. <text:s/>Close the SCIRun-PT application. <text:s/>Click on no if you are asked if you want to save your changes. </text:p>
      <text:p text:style-name="P12"/>
      <text:p text:style-name="P13">This is a good time to take a Timeshift restore point.</text:p>
      <text:p text:style-name="P4"/>
      <text:p text:style-name="P4">Run the install_Godot.sh script</text:p>
      <text:p text:style-name="P4"><text:tab/><text:span text:style-name="T1">source install.Godot.sh</text:span></text:p>
      <text:p text:style-name="P4"/>
      <text:p text:style-name="P14">Sometimes the Godot icon for the desktop launcher doesn’t work until it is clicked once. <text:s/>Open Godot, <text:span text:style-name="T19">see that the Project Manager opens, </text:span>click on ‘import’ and navigate to Documents/Godot/Projects/numpy_wave. <text:s/><text:span text:style-name="T19">C</text:span>lick on ‘Select this folder’, then click on ‘Import and edit’. <text:s/>The <text:span text:style-name="T19">Project Editor opens with the </text:span>numpy_wave Project <text:span text:style-name="T19">loaded.</text:span> <text:s/><text:span text:style-name="T19">T</text:span>here is no visual yet since you do not have data to visualize. <text:s/>Close the Project, <text:span text:style-name="T19">then open Godot again. <text:s/>In the Project Manager, click on ‘import’ and navigate to Documents/Godot/Projects/anime_wave. <text:s/>C</text:span>lick on ‘Select this folder’, then click on ‘Import and edit’, <text:span text:style-name="T19">and see that the anime_wave Project opens in the Editor.</text:span></text:p>
      <text:p text:style-name="P14"/>
      <text:p text:style-name="P15">It might be smart to save copies of numpy_wave and anime_wave somewhere so they can be used to replace a working version of the Project that gets modified and doesn’t work right any more.</text:p>
      <text:p text:style-name="P15"/>
      <text:p text:style-name="P17">I can send a set of data files for numpy_wave and a set of data files for anime_wave over email using the filelink large file service. <text:s/>That has worked well for me in the past. <text:s/>The numpy_wave data set is around 400MB. The anime_wave data set is around 6GB. <text:s/><text:span text:style-name="T20">The largest data file I’ve used in Anime_wave is 60GB. <text:s/>We would need to generate the file on site </text:span><text:span text:style-name="T63">by running a simulation.</text:span></text:p>
      <text:p text:style-name="P17"/>
      <text:p text:style-name="P9">VR Setup</text:p>
      <text:p text:style-name="P5"/>
      <text:p text:style-name="P30">Install VR related software</text:p>
      <text:p text:style-name="P5"/>
      <text:p text:style-name="P5"><text:s text:c="4"/>Use the Linux Mint Software Manager <text:span text:style-name="T6">to </text:span>install Monado-service and Steam (system pack). <text:s/><text:span text:style-name="T17">Open Steam to allow it to perform an update, and you can take the time to set up a free account (I don’t know how to avoid this). <text:s/></text:span><text:span text:style-name="T18">Once Steam is updated and you have a Steam account, open Steam and install SteamVR.</text:span></text:p>
      <text:p text:style-name="P28"/>
      <text:p text:style-name="P24">Fix a known issue with Steam on Linux Mint:</text:p>
      <text:list xml:id="list2084368080" text:style-name="L4">
        <text:list-item>
          <text:p text:style-name="P45">Launch Steam <text:span text:style-name="T43">from the Desktop Menu </text:span><text:span text:style-name="T44">and apply the fix for a known issue, reference </text:span><text:a xlink:type="simple" xlink:href="https://forums.linuxmint.com/viewtopic.php?t=422871" text:style-name="Internet_20_link" text:visited-style-name="Visited_20_Internet_20_Link"><text:span text:style-name="T45">https://forums.linuxmint.com/viewtopic.php?t=422871</text:span></text:a><text:span text:style-name="T44"> <text:s/></text:span><text:span text:style-name="T54">Here is how:</text:span></text:p>
          <text:list>
            <text:list-item>
              <text:p text:style-name="P46"><text:span text:style-name="T54">In the Steam application window, g</text:span>o to the Store tab and install SteamVR</text:p>
            </text:list-item>
            <text:list-item>
              <text:p text:style-name="P46">Go to the Library tab and right click on the SteamVR application and select Properties</text:p>
            </text:list-item>
            <text:list-item>
              <text:p text:style-name="P46">With the Properties, General tab selected, enter the following in the LAUNCH OPTIONS entry <text:span text:style-name="T55">(note: this command is specific to Linux Mint. <text:s/>See the reference above for information about other operating systems, if needed)</text:span>:</text:p>
            </text:list-item>
          </text:list>
        </text:list-item>
      </text:list>
      <text:p text:style-name="P18"/>
      <text:list xml:id="list213355698733098" text:continue-numbering="true" text:style-name="L4">
        <text:list-item>
          <text:list>
            <text:list-header>
              <text:p text:style-name="P46"><text:span text:style-name="Source_20_Text"><text:span text:style-name="T4">~/.steam/steam/steamapps/common/SteamVR/bin/vrmonitor.sh %command%</text:span></text:span><text:span text:style-name="Source_20_Text"><text:span text:style-name="T24"> </text:span></text:span></text:p>
            </text:list-header>
          </text:list>
        </text:list-item>
      </text:list>
      <text:p text:style-name="P18"/>
      <text:list xml:id="list213355866313277" text:continue-numbering="true" text:style-name="L4">
        <text:list-item>
          <text:list>
            <text:list-item>
              <text:p text:style-name="P46"><text:span text:style-name="Source_20_Text"><text:span text:style-name="T23">Close the Properties dialog</text:span></text:span></text:p>
            </text:list-item>
          </text:list>
        </text:list-item>
      </text:list>
      <text:p text:style-name="P17"/>
      <text:p text:style-name="P31">Set up ALVR and SteamVR</text:p>
      <text:p text:style-name="P24"/>
      <text:p text:style-name="P29">ALVR was installed during execution of the <text:span text:style-name="T56">install_Godot.sh script. <text:s/></text:span><text:span text:style-name="T43">According </text:span><text:span text:style-name="T62">to </text:span><text:span text:style-name="T43">the the ALVR installation guide </text:span>found here<text:span text:style-name="T43">:</text:span></text:p>
      <text:list xml:id="list213356134923663" text:continue-numbering="true" text:style-name="L4">
        <text:list-header>
          <text:p text:style-name="P39">https://github.com/alvr-org/ALVR/wiki/Installation-guide</text:p>
          <text:p text:style-name="P47"/>
        </text:list-header>
      </text:list>
      <text:p text:style-name="P19">ALVR and SteamVR need to be run once to register the ALVR driver. <text:s/>Do the following 3 steps to register the ALVR driver:</text:p>
      <text:list xml:id="list213356620185061" text:continue-numbering="true" text:style-name="L4">
        <text:list-item>
          <text:p text:style-name="P45"><text:span text:style-name="T46">L</text:span>aunch ALVR, and then go through the ALVR setup wizard (make no changes, accept all defaults)</text:p>
        </text:list-item>
        <text:list-item>
          <text:p text:style-name="P47">In the ALVR application window, click one of the options to launch SteamVR</text:p>
        </text:list-item>
        <text:list-item>
          <text:p text:style-name="P47">Close SteamVR, Steam and ALVR</text:p>
        </text:list-item>
      </text:list>
      <text:p text:style-name="P17"/>
      <text:p text:style-name="P20"/>
      <text:p text:style-name="P21">Install ALVR In The Quest 3 Headset</text:p>
      <text:p text:style-name="P22"/>
      <text:list xml:id="list2097591446" text:style-name="L5">
        <text:list-item>
          <text:p text:style-name="P48">Put on the Headset <text:span text:style-name="T47">and use the controllers to navigate to the Store</text:span></text:p>
        </text:list-item>
        <text:list-item>
          <text:p text:style-name="P49">Find and install ALVR</text:p>
        </text:list-item>
        <text:list-item>
          <text:p text:style-name="P49">Open ALVR by clicking on the ALVR icon</text:p>
        </text:list-item>
      </text:list>
      <text:p text:style-name="P16"/>
      <text:list xml:id="list213356985532930" text:continue-numbering="true" text:style-name="L5">
        <text:list-item>
          <text:p text:style-name="P49">Close ALVR by pressing the Quest button on the right hand controller to bring up the ALVR Quit/Resume panel, and select Quit</text:p>
        </text:list-item>
        <text:list-item>
          <text:p text:style-name="P49">Note: Do not install Steam, SteamVR, QuestLink, or any other application you think might be needed on the Headset</text:p>
        </text:list-item>
      </text:list>
      <text:p text:style-name="P16"/>
      <text:p text:style-name="P22">Test VR Operation With Quest 3</text:p>
      <text:p text:style-name="P22"/>
      <text:list xml:id="list1085068845" text:style-name="L6">
        <text:list-item>
          <text:p text:style-name="P50"><text:soft-page-break/>On the PC:</text:p>
          <text:list>
            <text:list-item>
              <text:p text:style-name="P51">Connect to a known good WiFi source on the PC</text:p>
            </text:list-item>
            <text:list-item>
              <text:p text:style-name="P52">Open the ALVR Launcher and Launch ALVR</text:p>
            </text:list-item>
            <text:list-item>
              <text:p text:style-name="P52">Launch <text:span text:style-name="T49">SteamVR from ALVR</text:span></text:p>
            </text:list-item>
          </text:list>
        </text:list-item>
        <text:list-item>
          <text:p text:style-name="P50">In the Headset:</text:p>
          <text:list>
            <text:list-item>
              <text:p text:style-name="P52">Turn on the Quest 3 headset, go to Settings, WiFi, and connect to <text:span text:style-name="T49">the same</text:span> known good WiFi source.</text:p>
            </text:list-item>
            <text:list-item>
              <text:p text:style-name="P52"><text:span text:style-name="T53">V</text:span><text:span text:style-name="T49">erify that </text:span><text:span text:style-name="T50">Settings/Link</text:span><text:span text:style-name="T49"> is enabled </text:span><text:span text:style-name="T53">(note: do not launch Link in Settings/link)</text:span></text:p>
            </text:list-item>
            <text:list-item>
              <text:p text:style-name="P53"><text:span text:style-name="T51">C</text:span>lick on ALVR in the Menu <text:span text:style-name="T52">bar (if not in the Menu bar, go to Library and launch ALVR). <text:s/></text:span><text:span text:style-name="T57">It should appear in the menu bar after this.</text:span></text:p>
            </text:list-item>
            <text:list-item>
              <text:p text:style-name="P51"><text:span text:style-name="T53">On the PC, w</text:span>ait until ALVR detects the Headset and <text:span text:style-name="T53">then </text:span>click <text:span text:style-name="T48">on trust in the ALVR application window.</text:span></text:p>
            </text:list-item>
          </text:list>
        </text:list-item>
      </text:list>
      <text:p text:style-name="P23"/>
      <text:p text:style-name="P23">The headset is in VR when the visual changes to a flat grid in a dark environment with mountains visible on the horizon.</text:p>
      <text:p text:style-name="P27"><text:span text:style-name="Source_20_Text"><text:span text:style-name="T42">Running SCIRun-PT</text:span></text:span></text:p>
      <text:p text:style-name="P25"><text:span text:style-name="Source_20_Text"><text:span text:style-name="T36"/></text:span></text:p>
      <text:p text:style-name="P26"><text:span text:style-name="Source_20_Text"><text:span text:style-name="T38">[to be filled in]</text:span></text:span></text:p>
      <text:p text:style-name="P25"><text:span text:style-name="Source_20_Text"><text:span text:style-name="T36"/></text:span></text:p>
      <text:p text:style-name="P25"><text:span text:style-name="Source_20_Text"><text:span text:style-name="T36">I will briefly describe:</text:span></text:span></text:p>
      <text:list xml:id="list3551324582" text:style-name="L7">
        <text:list-item>
          <text:p text:style-name="P54"><text:span text:style-name="Source_20_Text"><text:span text:style-name="T36">How to set up the SCIRun-PT application window</text:span></text:span></text:p>
        </text:list-item>
        <text:list-item>
          <text:p text:style-name="P54"><text:span text:style-name="Source_20_Text"><text:span text:style-name="T36">How to open a SCIRun network</text:span></text:span></text:p>
        </text:list-item>
        <text:list-item>
          <text:p text:style-name="P54"><text:span text:style-name="Source_20_Text"><text:span text:style-name="T36">How to set up a PIConGPU simulation</text:span></text:span></text:p>
        </text:list-item>
        <text:list-item>
          <text:p text:style-name="P54"><text:span text:style-name="Source_20_Text"><text:span text:style-name="T36">How to set up the desired output for different visualization systems</text:span></text:span></text:p>
        </text:list-item>
        <text:list-item>
          <text:p text:style-name="P54"><text:span text:style-name="Source_20_Text"><text:span text:style-name="T36">How to run the simulation and watch the visualized simulation output.</text:span></text:span></text:p>
        </text:list-item>
      </text:list>
      <text:p text:style-name="P25"><text:span text:style-name="Source_20_Text"><text:span text:style-name="T36"/></text:span></text:p>
      <text:p text:style-name="P25"><text:span text:style-name="Source_20_Text"><text:span text:style-name="T41">Set up the SCIRun-PT application window</text:span></text:span></text:p>
      <text:p text:style-name="P25"><text:span text:style-name="Source_20_Text"><text:span text:style-name="T36"/></text:span></text:p>
      <text:p text:style-name="P25"><text:span text:style-name="Source_20_Text"><text:span text:style-name="T41">Open a SCIRun network</text:span></text:span></text:p>
      <text:p text:style-name="P25"><text:span text:style-name="Source_20_Text"><text:span text:style-name="T36"/></text:span></text:p>
      <text:p text:style-name="P25"><text:span text:style-name="Source_20_Text"><text:span text:style-name="T41">Set up a PIConGPU simulation</text:span></text:span></text:p>
      <text:p text:style-name="P25"><text:span text:style-name="Source_20_Text"><text:span text:style-name="T36"/></text:span></text:p>
      <text:p text:style-name="P25"><text:span text:style-name="Source_20_Text"><text:span text:style-name="T41">Set up the desired output</text:span></text:span></text:p>
      <text:p text:style-name="P25"><text:span text:style-name="Source_20_Text"><text:span text:style-name="T36"/></text:span></text:p>
      <text:p text:style-name="P25"><text:span text:style-name="Source_20_Text"><text:span text:style-name="T40">R</text:span></text:span><text:span text:style-name="Source_20_Text"><text:span text:style-name="T41">un the simulation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7:54:55.930381507</meta:creation-date>
    <meta:generator>LibreOffice/7.3.7.2$Linux_X86_64 LibreOffice_project/30$Build-2</meta:generator>
    <dc:date>2025-03-23T21:33:55.304434276</dc:date>
    <meta:editing-duration>PT8H43M51S</meta:editing-duration>
    <meta:editing-cycles>41</meta:editing-cycles>
    <meta:document-statistic meta:table-count="0" meta:image-count="0" meta:object-count="0" meta:page-count="5" meta:paragraph-count="89" meta:word-count="1277" meta:character-count="7521" meta:non-whitespace-character-count="6314"/>
  </office:meta>
</office:document-meta>
</file>